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1640731"/>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Heading_20_2">
      <style:text-properties officeooo:paragraph-rsid="00e753f2"/>
    </style:style>
    <style:style style:name="P47" style:family="paragraph" style:parent-style-name="Heading_20_2">
      <style:text-properties officeooo:rsid="010d2c50" officeooo:paragraph-rsid="010d2c50"/>
    </style:style>
    <style:style style:name="P48" style:family="paragraph" style:parent-style-name="Heading_20_2">
      <style:text-properties officeooo:rsid="019e3c24" officeooo:paragraph-rsid="019e3c24"/>
    </style:style>
    <style:style style:name="P49" style:family="paragraph" style:parent-style-name="Heading_20_2">
      <style:text-properties officeooo:paragraph-rsid="01640731"/>
    </style:style>
    <style:style style:name="P50" style:family="paragraph" style:parent-style-name="Text_20_body" style:list-style-name="L1">
      <style:text-properties officeooo:rsid="011b8ccc" officeooo:paragraph-rsid="011b8ccc"/>
    </style:style>
    <style:style style:name="P51" style:family="paragraph" style:parent-style-name="Text_20_body" style:list-style-name="L2">
      <style:text-properties officeooo:rsid="0134feab" officeooo:paragraph-rsid="01358634"/>
    </style:style>
    <style:style style:name="P52" style:family="paragraph" style:parent-style-name="Text_20_body" style:list-style-name="L2">
      <style:text-properties officeooo:rsid="00e1157a" officeooo:paragraph-rsid="01361e7a"/>
    </style:style>
    <style:style style:name="P53" style:family="paragraph" style:parent-style-name="Text_20_body" style:list-style-name="L2">
      <style:text-properties officeooo:rsid="00e1157a" officeooo:paragraph-rsid="01375c78"/>
    </style:style>
    <style:style style:name="P54" style:family="paragraph" style:parent-style-name="Text_20_body" style:list-style-name="L2">
      <style:text-properties officeooo:rsid="0130bc5d" officeooo:paragraph-rsid="01361e7a"/>
    </style:style>
    <style:style style:name="P55" style:family="paragraph" style:parent-style-name="Text_20_body" style:list-style-name="L2">
      <style:text-properties officeooo:rsid="013211a8" officeooo:paragraph-rsid="01358634"/>
    </style:style>
    <style:style style:name="P56" style:family="paragraph" style:parent-style-name="Text_20_body" style:list-style-name="L2">
      <style:text-properties officeooo:rsid="012f4301" officeooo:paragraph-rsid="01361e7a"/>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16bfbd1" officeooo:paragraph-rsid="016bfbd1"/>
    </style:style>
    <style:style style:name="P59" style:family="paragraph" style:parent-style-name="Text_20_body" style:list-style-name="L3">
      <style:text-properties officeooo:rsid="00f4bee3" officeooo:paragraph-rsid="01484d18"/>
    </style:style>
    <style:style style:name="P60" style:family="paragraph" style:parent-style-name="Text_20_body" style:list-style-name="L3">
      <style:text-properties officeooo:rsid="01791f3b" officeooo:paragraph-rsid="01791f3b"/>
    </style:style>
    <style:style style:name="P61" style:family="paragraph" style:parent-style-name="Text_20_body" style:list-style-name="L3">
      <style:text-properties officeooo:rsid="01b3993d" officeooo:paragraph-rsid="01b3993d"/>
    </style:style>
    <style:style style:name="P62" style:family="paragraph" style:parent-style-name="Text_20_body" style:list-style-name="L4">
      <style:text-properties officeooo:rsid="01b6faf1" officeooo:paragraph-rsid="01b6faf1"/>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list-style-name="L3">
      <style:text-properties officeooo:rsid="01cc28f2" officeooo:paragraph-rsid="01cd6442"/>
    </style:style>
    <style:style style:name="P66" style:family="paragraph" style:parent-style-name="Text_20_body">
      <style:text-properties officeooo:rsid="01cd7860" officeooo:paragraph-rsid="01cd7860"/>
    </style:style>
    <style:style style:name="P67" style:family="paragraph" style:parent-style-name="Text_20_body" style:list-style-name="L5">
      <style:text-properties officeooo:rsid="01cd7860" officeooo:paragraph-rsid="01cd7860"/>
    </style:style>
    <style:style style:name="P68" style:family="paragraph" style:parent-style-name="Text_20_body" style:list-style-name="L3">
      <style:text-properties officeooo:rsid="01cda870" officeooo:paragraph-rsid="01dfdb93"/>
    </style:style>
    <style:style style:name="P69" style:family="paragraph" style:parent-style-name="Text_20_body">
      <style:text-properties officeooo:rsid="01a29e1c" officeooo:paragraph-rsid="01d45687"/>
    </style:style>
    <style:style style:name="P70" style:family="paragraph" style:parent-style-name="Text_20_body" style:list-style-name="L6">
      <style:text-properties officeooo:paragraph-rsid="01d45687"/>
    </style:style>
    <style:style style:name="P71" style:family="paragraph" style:parent-style-name="Text_20_body">
      <style:text-properties officeooo:rsid="01c71ff5" officeooo:paragraph-rsid="02232a10"/>
    </style:style>
    <style:style style:name="P72" style:family="paragraph" style:parent-style-name="Text_20_body">
      <style:text-properties officeooo:rsid="01a37bf8" officeooo:paragraph-rsid="02033137"/>
    </style:style>
    <style:style style:name="P73" style:family="paragraph" style:parent-style-name="Text_20_body">
      <style:text-properties officeooo:rsid="01ad3f4f" officeooo:paragraph-rsid="01f28099"/>
    </style:style>
    <style:style style:name="P74" style:family="paragraph" style:parent-style-name="Text_20_body">
      <style:text-properties officeooo:rsid="01bfa77d" officeooo:paragraph-rsid="01f7bbb8"/>
    </style:style>
    <style:style style:name="P75" style:family="paragraph" style:parent-style-name="Text_20_body">
      <style:text-properties officeooo:rsid="019e8805" officeooo:paragraph-rsid="02031f60"/>
    </style:style>
    <style:style style:name="P76" style:family="paragraph" style:parent-style-name="Text_20_body">
      <style:text-properties officeooo:paragraph-rsid="01f9483d"/>
    </style:style>
    <style:style style:name="P77" style:family="paragraph" style:parent-style-name="Text_20_body">
      <style:text-properties officeooo:rsid="008b1c56" officeooo:paragraph-rsid="01f9483d"/>
    </style:style>
    <style:style style:name="P78" style:family="paragraph" style:parent-style-name="Text_20_body">
      <style:text-properties officeooo:rsid="008b1c56" officeooo:paragraph-rsid="01f9e1d4"/>
    </style:style>
    <style:style style:name="P79" style:family="paragraph" style:parent-style-name="Text_20_body">
      <style:text-properties officeooo:rsid="0200748d" officeooo:paragraph-rsid="0200748d"/>
    </style:style>
    <style:style style:name="P80" style:family="paragraph" style:parent-style-name="Text_20_body">
      <style:text-properties officeooo:rsid="0201bafa" officeooo:paragraph-rsid="0201bafa"/>
    </style:style>
    <style:style style:name="P81" style:family="paragraph" style:parent-style-name="Text_20_body">
      <style:text-properties officeooo:rsid="00737eac" officeooo:paragraph-rsid="00d188f7"/>
    </style:style>
    <style:style style:name="P82" style:family="paragraph" style:parent-style-name="Text_20_body">
      <style:text-properties officeooo:rsid="020e98c9" officeooo:paragraph-rsid="020f6b62"/>
    </style:style>
    <style:style style:name="P83" style:family="paragraph" style:parent-style-name="Text_20_body">
      <style:text-properties officeooo:rsid="01bf907e" officeooo:paragraph-rsid="01bf907e"/>
    </style:style>
    <style:style style:name="P84" style:family="paragraph" style:parent-style-name="Text_20_body">
      <style:text-properties officeooo:rsid="0227b707" officeooo:paragraph-rsid="0227b707"/>
    </style:style>
    <style:style style:name="P85" style:family="paragraph" style:parent-style-name="Text_20_body">
      <style:text-properties officeooo:rsid="0229b4a8" officeooo:paragraph-rsid="0229b4a8"/>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style:font-name="Liberation Serif" fo:font-style="italic" style:font-name-asian="Liberation Serif" style:font-style-asian="italic" style:font-name-complex="Liberation Serif" style:font-style-complex="italic"/>
    </style:style>
    <style:style style:name="T31" style:family="text">
      <style:text-properties officeooo:rsid="004490ff"/>
    </style:style>
    <style:style style:name="T32" style:family="text">
      <style:text-properties officeooo:rsid="0045df75"/>
    </style:style>
    <style:style style:name="T33" style:family="text">
      <style:text-properties officeooo:rsid="004721ef"/>
    </style:style>
    <style:style style:name="T34" style:family="text">
      <style:text-properties officeooo:rsid="00472c91"/>
    </style:style>
    <style:style style:name="T35" style:family="text">
      <style:text-properties officeooo:rsid="0048c37b"/>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67bdd0"/>
    </style:style>
    <style:style style:name="T42" style:family="text">
      <style:text-properties officeooo:rsid="0067f0a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6e911"/>
    </style:style>
    <style:style style:name="T55" style:family="text">
      <style:text-properties officeooo:rsid="00879a52"/>
    </style:style>
    <style:style style:name="T56" style:family="text">
      <style:text-properties officeooo:rsid="0087d1de"/>
    </style:style>
    <style:style style:name="T57" style:family="text">
      <style:text-properties officeooo:rsid="0088db1e"/>
    </style:style>
    <style:style style:name="T58" style:family="text">
      <style:text-properties officeooo:rsid="008ba952"/>
    </style:style>
    <style:style style:name="T59" style:family="text">
      <style:text-properties officeooo:rsid="008ca975"/>
    </style:style>
    <style:style style:name="T60" style:family="text">
      <style:text-properties officeooo:rsid="008e84e2"/>
    </style:style>
    <style:style style:name="T61" style:family="text">
      <style:text-properties officeooo:rsid="00422e2d"/>
    </style:style>
    <style:style style:name="T62" style:family="text">
      <style:text-properties officeooo:rsid="0092fee7"/>
    </style:style>
    <style:style style:name="T63" style:family="text">
      <style:text-properties officeooo:rsid="009523e5"/>
    </style:style>
    <style:style style:name="T64" style:family="text">
      <style:text-properties officeooo:rsid="0095913c"/>
    </style:style>
    <style:style style:name="T65" style:family="text">
      <style:text-properties officeooo:rsid="009aa5ac"/>
    </style:style>
    <style:style style:name="T66" style:family="text">
      <style:text-properties officeooo:rsid="009e1d1e"/>
    </style:style>
    <style:style style:name="T67" style:family="text">
      <style:text-properties officeooo:rsid="00a0028c"/>
    </style:style>
    <style:style style:name="T68" style:family="text">
      <style:text-properties officeooo:rsid="00a1b050"/>
    </style:style>
    <style:style style:name="T69" style:family="text">
      <style:text-properties officeooo:rsid="00b1ed3a"/>
    </style:style>
    <style:style style:name="T70" style:family="text">
      <style:text-properties officeooo:rsid="00c1d018"/>
    </style:style>
    <style:style style:name="T71" style:family="text">
      <style:text-properties fo:font-style="normal" style:font-style-asian="normal" style:font-style-complex="normal"/>
    </style:style>
    <style:style style:name="T72" style:family="text">
      <style:text-properties fo:font-style="normal" officeooo:rsid="00ce833b" style:font-style-asian="normal" style:font-style-complex="normal"/>
    </style:style>
    <style:style style:name="T73" style:family="text">
      <style:text-properties fo:font-style="normal" officeooo:rsid="01e5fbb7" style:font-style-asian="normal" style:font-style-complex="normal"/>
    </style:style>
    <style:style style:name="T74" style:family="text">
      <style:text-properties fo:font-style="normal" officeooo:rsid="01e7bd73" style:font-style-asian="normal" style:font-style-complex="normal"/>
    </style:style>
    <style:style style:name="T75" style:family="text">
      <style:text-properties fo:font-style="normal" officeooo:rsid="01ca51e7" style:font-style-asian="normal" style:font-style-complex="normal"/>
    </style:style>
    <style:style style:name="T76" style:family="text">
      <style:text-properties fo:font-style="normal" officeooo:rsid="01ec3f3c" style:font-style-asian="normal" style:font-style-complex="normal"/>
    </style:style>
    <style:style style:name="T77" style:family="text">
      <style:text-properties fo:font-style="normal" officeooo:rsid="01ed4bc4" style:font-style-asian="normal" style:font-style-complex="normal"/>
    </style:style>
    <style:style style:name="T78" style:family="text">
      <style:text-properties fo:font-style="normal" officeooo:rsid="0200a859" style:font-style-asian="normal" style:font-style-complex="normal"/>
    </style:style>
    <style:style style:name="T79" style:family="text">
      <style:text-properties fo:font-style="normal" officeooo:rsid="02031f60" style:font-style-asian="normal" style:font-style-complex="normal"/>
    </style:style>
    <style:style style:name="T80" style:family="text">
      <style:text-properties fo:font-style="normal" officeooo:rsid="02033137" style:font-style-asian="normal" style:font-style-complex="normal"/>
    </style:style>
    <style:style style:name="T81" style:family="text">
      <style:text-properties fo:font-style="normal" officeooo:rsid="020fe481" style:font-style-asian="normal" style:font-style-complex="normal"/>
    </style:style>
    <style:style style:name="T82" style:family="text">
      <style:text-properties fo:font-style="normal" officeooo:rsid="022551bd"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d90ad"/>
    </style:style>
    <style:style style:name="T154" style:family="text">
      <style:text-properties style:text-position="sub 58%"/>
    </style:style>
    <style:style style:name="T155" style:family="text">
      <style:text-properties style:text-position="sub 58%" fo:font-style="italic" style:font-style-asian="italic" style:font-style-complex="italic"/>
    </style:style>
    <style:style style:name="T156" style:family="text">
      <style:text-properties style:text-position="sub 58%" fo:font-style="italic" officeooo:rsid="01a37bf8" style:font-style-asian="italic" style:font-style-complex="italic"/>
    </style:style>
    <style:style style:name="T157" style:family="text">
      <style:text-properties style:text-position="0% 100%" fo:font-style="italic" style:font-style-asian="italic" style:font-style-complex="italic"/>
    </style:style>
    <style:style style:name="T158" style:family="text">
      <style:text-properties style:text-position="0% 100%" fo:font-style="italic" officeooo:rsid="01a5743e"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1a5743e" style:font-style-asian="normal" style:font-style-complex="normal"/>
    </style:style>
    <style:style style:name="T161" style:family="text">
      <style:text-properties style:text-position="0% 100%" fo:font-style="normal" officeooo:rsid="01a37bf8" style:font-style-asian="normal" style:font-style-complex="normal"/>
    </style:style>
    <style:style style:name="T162" style:family="text">
      <style:text-properties style:text-position="0% 100%" fo:font-style="normal" officeooo:rsid="0204a5b0" style:font-style-asian="normal" style:font-style-complex="normal"/>
    </style:style>
    <style:style style:name="T163" style:family="text">
      <style:text-properties style:text-position="0% 100%" style:font-name="Liberation Serif1" fo:font-style="normal" style:font-name-asian="Noto Serif CJK SC" style:font-style-asian="normal" style:font-name-complex="Lohit Devanagari1" style:font-style-complex="normal"/>
    </style:style>
    <style:style style:name="T16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5" style:family="text">
      <style:text-properties officeooo:rsid="01ad3f4f"/>
    </style:style>
    <style:style style:name="T166" style:family="text">
      <style:text-properties officeooo:rsid="01b411d9"/>
    </style:style>
    <style:style style:name="T167" style:family="text">
      <style:text-properties officeooo:rsid="01bbe6c7"/>
    </style:style>
    <style:style style:name="T168" style:family="text">
      <style:text-properties officeooo:rsid="01bc4447"/>
    </style:style>
    <style:style style:name="T169" style:family="text">
      <style:text-properties officeooo:rsid="01bd4839"/>
    </style:style>
    <style:style style:name="T170" style:family="text">
      <style:text-properties officeooo:rsid="01be05af"/>
    </style:style>
    <style:style style:name="T171" style:family="text">
      <style:text-properties officeooo:rsid="01c120fc"/>
    </style:style>
    <style:style style:name="T172" style:family="text">
      <style:text-properties officeooo:rsid="01aeb058"/>
    </style:style>
    <style:style style:name="T173" style:family="text">
      <style:text-properties officeooo:rsid="01ce3b2f"/>
    </style:style>
    <style:style style:name="T174" style:family="text">
      <style:text-properties officeooo:rsid="01a29e1c"/>
    </style:style>
    <style:style style:name="T175" style:family="text">
      <style:text-properties officeooo:rsid="01d45687"/>
    </style:style>
    <style:style style:name="T176" style:family="text">
      <style:text-properties officeooo:rsid="01d579ca"/>
    </style:style>
    <style:style style:name="T177" style:family="text">
      <style:text-properties officeooo:rsid="01d693b3"/>
    </style:style>
    <style:style style:name="T178" style:family="text">
      <style:text-properties officeooo:rsid="01d874ee"/>
    </style:style>
    <style:style style:name="T179" style:family="text">
      <style:text-properties officeooo:rsid="01d92f01"/>
    </style:style>
    <style:style style:name="T180" style:family="text">
      <style:text-properties officeooo:rsid="01d9f674"/>
    </style:style>
    <style:style style:name="T181" style:family="text">
      <style:text-properties officeooo:rsid="01db16e4"/>
    </style:style>
    <style:style style:name="T182" style:family="text">
      <style:text-properties officeooo:rsid="01dcf2a6"/>
    </style:style>
    <style:style style:name="T183" style:family="text">
      <style:text-properties officeooo:rsid="01deabdf"/>
    </style:style>
    <style:style style:name="T184" style:family="text">
      <style:text-properties officeooo:rsid="01dfdb93"/>
    </style:style>
    <style:style style:name="T185" style:family="text">
      <style:text-properties officeooo:rsid="01e7bd73"/>
    </style:style>
    <style:style style:name="T186" style:family="text">
      <style:text-properties officeooo:rsid="01e826c2"/>
    </style:style>
    <style:style style:name="T187" style:family="text">
      <style:text-properties officeooo:rsid="01e9368e"/>
    </style:style>
    <style:style style:name="T188" style:family="text">
      <style:text-properties officeooo:rsid="01ed4bc4"/>
    </style:style>
    <style:style style:name="T189" style:family="text">
      <style:text-properties officeooo:rsid="01f53343"/>
    </style:style>
    <style:style style:name="T190" style:family="text">
      <style:text-properties officeooo:rsid="01f7bbb8"/>
    </style:style>
    <style:style style:name="T191" style:family="text">
      <style:text-properties officeooo:rsid="01f9483d"/>
    </style:style>
    <style:style style:name="T192" style:family="text">
      <style:text-properties officeooo:rsid="01fb7a33"/>
    </style:style>
    <style:style style:name="T193" style:family="text">
      <style:text-properties officeooo:rsid="01fd5c57"/>
    </style:style>
    <style:style style:name="T194" style:family="text">
      <style:text-properties officeooo:rsid="0200d44b"/>
    </style:style>
    <style:style style:name="T195" style:family="text">
      <style:text-properties officeooo:rsid="0202bfe6"/>
    </style:style>
    <style:style style:name="T196" style:family="text">
      <style:text-properties officeooo:rsid="02031f60"/>
    </style:style>
    <style:style style:name="T197" style:family="text">
      <style:text-properties officeooo:rsid="02033137"/>
    </style:style>
    <style:style style:name="T198" style:family="text">
      <style:text-properties officeooo:rsid="020893b3"/>
    </style:style>
    <style:style style:name="T199" style:family="text">
      <style:text-properties officeooo:rsid="0208c96b"/>
    </style:style>
    <style:style style:name="T200" style:family="text">
      <style:text-properties officeooo:rsid="0209beed"/>
    </style:style>
    <style:style style:name="T201" style:family="text">
      <style:text-properties officeooo:rsid="020aeaf4"/>
    </style:style>
    <style:style style:name="T202" style:family="text">
      <style:text-properties officeooo:rsid="020f6b62"/>
    </style:style>
    <style:style style:name="T203" style:family="text">
      <style:text-properties officeooo:rsid="02138b24"/>
    </style:style>
    <style:style style:name="T204" style:family="text">
      <style:text-properties officeooo:rsid="0215b91f"/>
    </style:style>
    <style:style style:name="T205" style:family="text">
      <style:text-properties officeooo:rsid="02170301"/>
    </style:style>
    <style:style style:name="T206" style:family="text">
      <style:text-properties officeooo:rsid="02178050"/>
    </style:style>
    <style:style style:name="T207" style:family="text">
      <style:text-properties officeooo:rsid="02189091"/>
    </style:style>
    <style:style style:name="T208" style:family="text">
      <style:text-properties officeooo:rsid="0219369d"/>
    </style:style>
    <style:style style:name="T209" style:family="text">
      <style:text-properties officeooo:rsid="021b5a5c"/>
    </style:style>
    <style:style style:name="T210" style:family="text">
      <style:text-properties officeooo:rsid="021d37af"/>
    </style:style>
    <style:style style:name="T211" style:family="text">
      <style:text-properties officeooo:rsid="021d50dd"/>
    </style:style>
    <style:style style:name="T212" style:family="text">
      <style:text-properties officeooo:rsid="021f1ddf"/>
    </style:style>
    <style:style style:name="T213" style:family="text">
      <style:text-properties officeooo:rsid="0226b7b3"/>
    </style:style>
    <style:style style:name="T214" style:family="text">
      <style:text-properties officeooo:rsid="0226e223"/>
    </style:style>
    <style:style style:name="T215" style:family="text">
      <style:text-properties officeooo:rsid="02293e16"/>
    </style:style>
    <style:style style:name="T216" style:family="text">
      <style:text-properties officeooo:rsid="0229b4a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70">[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0" text:outline-level="1">The Motivation</text:h>
      <text:p text:style-name="P12">In 2019 I discovered ordered semigroup actions <text:span text:style-name="T204">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0">The marketing talent is often disjoint with software or science talents.</text:p>
        </text:list-item>
        <text:list-item>
          <text:p text:style-name="P5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205">Particularly, if somebody rediscovers the same, he/she would possibly know keywords, find the project that he/she rediscovered and stop his/her research.</text:span></text:p>
        </text:list-item>
      </text:list>
      <text:h text:style-name="P41"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69">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69">of</text:span><text:span text:style-name="T54">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4">is</text:span>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5">Later I understood that this system does not work <text:span text:style-name="T5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text:span text:style-name="T206">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1"> we mean an open source repository or package or a scientific article/</text:span><text:span text:style-name="T72">book</text:span><text:span text:style-name="T71">.</text:span></text:p>
      <text:p text:style-name="P11"><text:span text:style-name="T97">F</text:span><text:span text:style-name="T38">or the below we need to</text:span><text:span text:style-name="T61"> scan dependencies </text:span><text:span text:style-name="T38">of a project.</text:span><text:span text:style-name="T61"> </text:span><text:span text:style-name="T37">If </text:span><text:span text:style-name="T38">dependencies are provided to us as</text:span><text:span text:style-name="T37"> an SQL download, that’s clea</text:span><text:span text:style-name="T56">r</text:span><text:span text:style-name="T37">. If it is an API </text:span><text:span text:style-name="T38">fo requesting an individual project info</text:span><text:span text:style-name="T37">, </text:span><text:span text:style-name="T57">we </text:span><text:span text:style-name="T37">need to cache.</text:span></text:p>
      <text:p text:style-name="P77">The algorithm is GitCoin <text:span text:style-name="T191">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8">GitCoin <text:span text:style-name="T191">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p text:style-name="P79">I call the “agents” that manipulate the blockchain <text:span text:style-name="T13">servers</text:span><text:span text:style-name="T71"> because them are supposed to be software running on a server. </text:span><text:span text:style-name="T78">Each server holds a private Ethereum key.</text:span></text:p>
      <text:h text:style-name="P46" text:outline-level="2">Implementation as Layer-2</text:h>
      <text:p text:style-name="P29">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0">of L2,</text:span><text:span text:style-name="T116"> ZK-rollups</text:span><text:span text:style-name="T41"> </text:span><text:span text:style-name="T41"><text:bibliography-mark text:identifier="zk-rollups" text:bibliography-type="www" text:author="ethereum.org" text:title="Zero-Knowledge rollups">[10]</text:bibliography-mark></text:span><text:span text:style-name="T41">,</text:span><text:span text:style-name="T116"> is expensive</text:span><text:span text:style-name="T41">, because we calculate data for every dependency </text:span><text:span text:style-name="T42">(and dependencies may count in thousands)</text:span><text:span text:style-name="T126">)</text:span><text:span text:style-name="T116">.</text:span></text:p>
      <text:list text:style-name="L2">
        <text:list-item>
          <text:p text:style-name="P51">As a Validium we can use:</text:p>
          <text:list>
            <text:list-item>
              <text:p text:style-name="P52"><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1">Avail </text:span><text:span text:style-name="T142">is </text:span><text:span text:style-name="T117">still not implemented </text:span><text:span text:style-name="T120">by zkSync</text:span><text:span text:style-name="T117">)</text:span></text:p>
            </text:list-item>
            <text:list-item>
              <text:p text:style-name="P54">StarkNet</text:p>
            </text:list-item>
          </text:list>
        </text:list-item>
        <text:list-item>
          <text:p text:style-name="P55">Optimistic Rollups:</text:p>
          <text:list>
            <text:list-item>
              <text:p text:style-name="P53"><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53"><text:span text:style-name="T113">Boba </text:span><text:span text:style-name="T119">(</text:span><text:span text:style-name="T114">multichain, </text:span><text:span text:style-name="T119">fast L1↔L2)</text:span></text:p>
            </text:list-item>
            <text:list-item>
              <text:p text:style-name="P56">Metis</text:p>
            </text:list-item>
          </text:list>
        </text:list-item>
      </text:list>
      <text:p text:style-name="P31">For either project, we can use Solidity as the primary programming language.</text:p>
      <text:p text:style-name="P35"><text:span text:style-name="T122">We store in </text:span><text:span text:style-name="T145">L2</text:span><text:span text:style-name="T122"> </text:span><text:span text:style-name="T96">also </text:span><text:span text:style-name="T122">the </text:span><text:span text:style-name="T128">dependencies of the</text:span><text:span text:style-name="T122"> following pseudo-type: DiGraph&lt;</text:span><text:span text:style-name="T65">(</text:span><text:span text:style-name="T150">ServerAddress, </text:span><text:span text:style-name="T122">Version, </text:span><text:span text:style-name="T211">(Unfinished | </text:span><text:span text:style-name="T153">Finished </text:span><text:span text:style-name="T211">| Dead</text:span><text:span text:style-name="T65">)</text:span><text:span text:style-name="T122">&gt;, </text:span><text:span text:style-name="T153">where Version is a certain version (such as a Git commit hash) of a project, Finished means that all direct dependencies of this version </text:span><text:span text:style-name="T207">(see below) were written (to L2)</text:span><text:span text:style-name="T122">. “</text:span><text:span text:style-name="T211">Dead”</text:span><text:span text:style-name="T122"> </text:span><text:span text:style-name="T211">means that a version cannot be retrieved (e.g. a removed </text:span><text:span text:style-name="T212">GitHub commit</text:span><text:span text:style-name="T211">).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39">We will also store for each <text:span text:style-name="T208">Version</text:span> the number of dependencies, to easily check whether all dependencies are written. <text:span text:style-name="T209">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83">We also store <text:span text:style-name="T210">[TODO: needed?] </text:span>pairs (<text:span text:style-name="T150">ServerAddress, </text:span>Version, Project, <text:span text:style-name="T216">DonateAddress</text:span>) <text:span text:style-name="T193">for top-level projects</text:span>. <text:span text:style-name="T192">Note that further we work only with Versions, not Projects.</text:span></text:p>
      <text:h text:style-name="P47" text:outline-level="2">Actual algorithm stages</text:h>
      <text:p text:style-name="P66">There are the following stages:</text:p>
      <text:list xml:id="list3464457363" text:style-name="L5">
        <text:list-item>
          <text:p text:style-name="P67">Accepting matching amounts.</text:p>
        </text:list-item>
        <text:list-item>
          <text:p text:style-name="P67">Accepting donations.</text:p>
        </text:list-item>
        <text:list-item>
          <text:p text:style-name="P67">Validating servers.</text:p>
        </text:list-item>
        <text:list-item>
          <text:p text:style-name="P67">Disbursement of funds.</text:p>
        </text:list-item>
      </text:list>
      <text:p text:style-name="P69">Before the beginning of the round:</text:p>
      <text:list text:style-name="L6">
        <text:list-item>
          <text:p text:style-name="P70"><text:span text:style-name="T175">anyone</text:span><text:span text:style-name="T174"> </text:span><text:span text:style-name="T169">contribute</text:span><text:span text:style-name="T175">s</text:span><text:span text:style-name="T169"> to matching amount</text:span><text:span text:style-name="T174"> the gas token </text:span><text:span text:style-name="T177">or any ERC-20 token</text:span><text:span text:style-name="T174">.</text:span></text:p>
        </text:list-item>
        <text:list-item>
          <text:p text:style-name="P70"><text:span text:style-name="T174">servers </text:span><text:span text:style-name="T175">pledge</text:span><text:span text:style-name="T174"> the gas token </text:span><text:span text:style-name="T176">(these pledges also go to matching)</text:span><text:span text:style-name="T174">.</text:span></text:p>
        </text:list-item>
      </text:list>
      <text:p text:style-name="P25">Stages <text:span text:style-name="T102">of donation </text:span><text:span text:style-name="T173">(it all happens on L2)</text:span>:</text:p>
      <text:list xml:id="list450766733" text:style-name="L3">
        <text:list-item>
          <text:p text:style-name="P65">Before we start, we assign “tax” (percentage) to <text:span text:style-name="T172">World Science DAO </text:span>and percentage going to servers.</text:p>
        </text:list-item>
        <text:list-item>
          <text:p text:style-name="P68"><text:span text:style-name="T182">Matchers</text:span> <text:span text:style-name="T182">pledge</text:span> matching funds. <text:span text:style-name="T182">Servers pledge gas token (also goes to matching). Pledging server can specify whether they sign up for rewards. (Matchers are urged to provide a server, to be sure that there will be no monopoly in voting, </text:span><text:span text:style-name="T183">because </text:span><text:span text:style-name="T178">If a single server contributes too much pledge, other servers are disincentivized to also pledge, thus </text:span><text:span text:style-name="T179">ruining</text:span><text:span text:style-name="T178"> </text:span><text:span text:style-name="T179">de</text:span><text:span text:style-name="T178">centralization.</text:span><text:span text:style-name="T182">) </text:span><text:span text:style-name="T184">The o</text:span><text:span text:style-name="T180">ption for a server to not receive rewards, </text:span><text:span text:style-name="T184">because </text:span><text:span text:style-name="T180">if it is purely for philanthropic, </text:span><text:span text:style-name="T184">this</text:span><text:span text:style-name="T181"> increases reward of commercial servers, to make them incentivized enough.</text:span></text:p>
        </text:list-item>
        <text:list-item>
          <text:p text:style-name="P57">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 <text:span text:style-name="T198">At this time square root of the donation (for each token) is calculated and also added to sum of square roots.</text:span></text:p>
        </text:list-item>
        <text:list-item>
          <text:p text:style-name="P58">The <text:span text:style-name="T146">client</text:span> <text:span text:style-name="T144">writes </text:span><text:span text:style-name="T101">project ID,</text:span><text:span text:style-name="T144"> </text:span><text:span text:style-name="T121">the donated sum, </text:span><text:span text:style-name="T101">X, and Y</text:span><text:span text:style-name="T144"> </text:span><text:span text:style-name="T103">(the </text:span><text:span text:style-name="T15">donation specification</text:span><text:span text:style-name="T103">)</text:span><text:span text:style-name="T144">, </text:span>and the address of the server<text:span text:style-name="T144"> to L2 </text:span><text:span text:style-name="T146">using a gasless contract</text:span>.</text:p>
        </text:list-item>
        <text:list-item>
          <text:p text:style-name="P58">(Dependencies are allowed to be written only by the same server.)</text:p>
        </text:list-item>
        <text:list-item>
          <text:p text:style-name="P59">The server writes dependencies to L2 <text:span text:style-name="T149">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60">Wait for round end.</text:p>
        </text:list-item>
        <text:list-item>
          <text:p text:style-name="P61">Choose the servers with minimal amount of errors (see below), <text:span text:style-name="T166">that will be allowed to do the next step</text:span>.</text:p>
        </text:list-item>
      </text:list>
      <text:p text:style-name="P25">Stages <text:span text:style-name="T102">of withdrawal </text:span><text:span text:style-name="T148">(after round end)</text:span>:</text:p>
      <text:list text:style-name="L4">
        <text:list-item>
          <text:p text:style-name="P62">The benefactor or anybody else (the msg.sender is not checked) through different paths drives money on L2 to the benefactor account, <text:span text:style-name="T199">at this point the matching is calculated </text:span><text:span text:style-name="T200">(the calculation is done at most once for each project that was directly donated to) </text:span><text:span text:style-name="T201">as the square root of matching divided to sum of square roots and multiplied by the sum of all donations (in this token) and all matchings (in this token)</text:span>.</text:p>
        </text:list-item>
        <text:list-item>
          <text:p text:style-name="P63">The benefactor on L2 send<text:span text:style-name="T105">s</text:span> funds to the “burning” account <text:span text:style-name="T106">to claim funds on the </text:span><text:span text:style-name="T107">L1</text:span>.</text:p>
        </text:list-item>
        <text:list-item>
          <text:p text:style-name="P64">The <text:span text:style-name="T102">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0">First, from the donated sum are subtracted tax to <text:span text:style-name="T194">World Science DAO </text:span>and<text:span text:style-name="T194"> to server</text:span>s.</text:p>
      <text:p text:style-name="P23">Y% of the <text:span text:style-name="T195">remaining </text:span>donated sum is allocated to the affiliate (if any). <text:span text:style-name="T94">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9">I recommend to set X% to a reasonable value such as 50% and allow the donor to change </text:span><text:span text:style-name="T51">the value</text:span><text:span text:style-name="T39">, if he or she wishes.</text:span></text:p>
      <text:p text:style-name="P28">The following is calculated separately for each token.</text:p>
      <text:p text:style-name="P10"><text:span text:style-name="T134">D</text:span>onation s<text:span text:style-name="T134">pecifications </text:span><text:span text:style-name="T147">and dependencies </text:span>are stored in <text:span text:style-name="T58">our </text:span>I<text:span text:style-name="T58">V</text:span>otingStrategy <text:span text:style-name="T58">contract </text:span><text:span text:style-name="T111">(on L2).</text:span></text:p>
      <text:p text:style-name="P14">Before storing the donation in the chain, <text:span text:style-name="T48">f</text:span><text:span text:style-name="T33">or each direct or indirect dependency </text:span><text:span text:style-name="T34">find its Git repository, and if found, query (</text:span><text:span text:style-name="T84">see the </text:span><text:span text:style-name="T34">appendix with file format) </text:span><text:span text:style-name="T36">(or a similar path for other Git hostings than GitHub) </text:span><text:span text:style-name="T34">for the donation address </text:span><text:span text:style-name="T35">or voluntary withdrawal from donations; </text:span><text:span text:style-name="T43">the donations site downloads </text:span><text:span text:style-name="T44">the list of dependencies and for each dependency </text:span><text:span text:style-name="T34">the current state of the file </text:span><text:span text:style-name="T36">https://</text:span><text:span text:style-name="T34">github.com/USER/USER/.salaries-science/</text:span><text:span text:style-name="T83">accounts</text:span><text:span text:style-name="T34">.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31">D*X%/N, where D is the donated sum </text:span><text:span text:style-name="T40">(before</text:span><text:span text:style-name="T32"> quadratic mat</text:span><text:span text:style-name="T33">c</text:span><text:span text:style-name="T32">hing</text:span><text:span text:style-name="T40">)</text:span><text:span text:style-name="T31">. </text:span><text:span text:style-name="T46">Do it only if</text:span><text:span text:style-name="T45"> </text:span><text:span text:style-name="T52">X</text:span><text:span text:style-name="T45"> </text:span><text:span text:style-name="T27">≠</text:span><text:span text:style-name="T45"> 0.</text:span></text:p>
      <text:p text:style-name="P82">Alternatively, the benefactor can (however, this is not recommended) specify per-project <text:span text:style-name="T202">withdrawal address by placing the JSON file at <text:s/></text:span><text:span text:style-name="T36">https://</text:span><text:span text:style-name="T34">github.com/USER/</text:span><text:span text:style-name="T202">PROJECT</text:span><text:span text:style-name="T34">/.salaries-science/</text:span><text:span text:style-name="T83">accounts</text:span><text:span text:style-name="T34">.json</text:span></text:p>
      <text:p text:style-name="P8">Notify by email developers who didn’t put their address <text:span text:style-name="T135">(if we can obtain their email)</text:span>.</text:p>
      <text:h text:style-name="P48" text:outline-level="2"><text:span text:style-name="T165">Consensus</text:span> between servers</text:h>
      <text:p text:style-name="P84">[TODO: Also need to store and make consensus about the latest versions because they may contain updated donation addresses and donations addresses from <text:span text:style-name="T215">github.com/</text:span>USER/USER pages.]</text:p>
      <text:p text:style-name="P37">After the end of donations period, starts <text:span text:style-name="T190">challenges</text:span> period.</text:p>
      <text:p text:style-name="P74">If a server disagrees with another server <text:span text:style-name="T213">(It means more than different versions, because package managers may specify version ranges for dependencies rather than fixed single vers</text:span><text:span text:style-name="T214">i</text:span><text:span text:style-name="T213">on.) </text:span><text:span text:style-name="T216">regarding the digraph or regarding the last project version</text:span><text:span text:style-name="T213"> </text:span><text:span text:style-name="T190">during challenges</text:span> period, it may challenge a particular record. In this case, servers are meant to agree or disagree with the challenge. If the servers that are supporting this challenge is <text:span text:style-name="T189">a weighted by their stakes</text:span> majority, then the challenged server is disqualified, otherwise the challenger is disqualified <text:span text:style-name="T171">(get off from payments and from further challenges)</text:span>. <text:span text:style-name="T196">In any case, the last remaining server is never disqualified.</text:span></text:p>
      <text:p text:style-name="P75">During the noting period, servers can note differences from other servers, writing to L2 a parent version and two child versions (of the noting server and of the noted server).<text:span text:style-name="T73"> </text:span><text:span text:style-name="T79">A server may note against itself.</text:span></text:p>
      <text:p text:style-name="P72">Each server <text:span text:style-name="T13">i</text:span><text:span text:style-name="T71"> </text:span><text:span text:style-name="T197">participating in reward</text:span><text:span text:style-name="T71"> </text:span><text:span text:style-name="T80">donated</text:span><text:span text:style-name="T71"> </text:span><text:span text:style-name="T13">S</text:span><text:span text:style-name="T155">i</text:span><text:span text:style-name="T71"> </text:span><text:span text:style-name="T80">of gas token. </text:span><text:span text:style-name="T71">At </text:span>the end server will receive reward <text:span text:style-name="T13">r</text:span><text:span text:style-name="T155">i</text:span><text:span text:style-name="T159"> </text:span><text:span text:style-name="T160">from reward pool </text:span><text:span text:style-name="T158">R</text:span><text:span text:style-name="T160"> for all servers </text:span><text:span text:style-name="T162">participating in reward</text:span><text:span text:style-name="T157">.</text:span></text:p>
      <text:p text:style-name="P71">After disqualifying a server <text:span text:style-name="T17">j</text:span>, multiply <text:span text:style-name="T185">each </text:span><text:span text:style-name="T186">voted</text:span><text:span text:style-name="T185"> server’</text:span><text:span text:style-name="T186">s </text:span><text:span text:style-name="T16">r</text:span><text:span text:style-name="T156">i</text:span><text:span text:style-name="T161"> </text:span>by <text:span text:style-name="T19">K</text:span> <text:span text:style-name="T30">E</text:span> / (<text:span text:style-name="T26">∑E</text:span> – E<text:span text:style-name="T154">j</text:span>)<text:span text:style-name="T185"> </text:span><text:span text:style-name="T187">where the sum is taken on voted servers</text:span><text:span text:style-name="T185">, except of the server that found the error is multiplied by (1 – </text:span><text:span text:style-name="T19">K</text:span><text:span text:style-name="T74">) </text:span><text:span text:style-name="T30">E</text:span> / <text:span text:style-name="T185">(</text:span><text:span text:style-name="T20">N</text:span>(<text:span text:style-name="T26">∑E</text:span> – E<text:span text:style-name="T154">j</text:span>)<text:span text:style-name="T185">) </text:span><text:span text:style-name="T188">where </text:span><text:span text:style-name="T20">N</text:span><text:span text:style-name="T77"> is the number of voters </text:span><text:span text:style-name="T81">(not including the noting server)</text:span>.<text:span text:style-name="T75"> </text:span><text:span text:style-name="T73">More precisely (because of finite gas reason), the servers receives the right to divide its amount </text:span><text:span text:style-name="T76">and </text:span><text:span text:style-name="T28">∑E </text:span><text:span text:style-name="T29">is calculated during voting</text:span><text:span text:style-name="T73">. </text:span><text:span text:style-name="T18">K</text:span><text:span text:style-name="T73"> is a constant parameter of a contract. </text:span><text:span text:style-name="T82">[FIXME: The result depends on the order of multipliers, because after multiplying multipliers change.]</text:span></text:p>
      <text:p text:style-name="P73"><text:span text:style-name="T164">I</text:span><text:span text:style-name="T163">t makes sense to do this consensus separately for each kind of dependencies (e.g. separately for PyPi and for crates.io), to eliminate completely failing server because of a wrong work of an external Web service.</text:span></text:p>
      <text:p text:style-name="P84"><text:span text:style-name="T163">If different servers reported different versions (as per version ranges in some package managers), then consider all paths through the version digraph for calculating the amounts of donations.</text:span></text:p>
      <text:p text:style-name="P85"><text:span text:style-name="T163">The last project version and donation address are decided by plain pledged gas majority. However, to have no donation address, need &gt;50% pledged gas to vote for no donation address. [TODO: Explain which address: per-project or per-user.]</text:span></text:p>
      <text:h text:style-name="P49" text:outline-level="2">Other differences from <text:span text:style-name="T191">Allo </text:span>Grants</text:h>
      <text:p text:style-name="P32">We put matching funds on <text:span text:style-name="T58">our </text:span><text:span text:style-name="T132">modified </text:span>I<text:span text:style-name="T58">V</text:span>otingStrategy <text:span text:style-name="T58">contract.</text:span></text:p>
      <text:p text:style-name="P76"><text:span text:style-name="T95">Unlike </text:span><text:span text:style-name="T191">Allo </text:span><text:span text:style-name="T95">Grants, w</text:span><text:span text:style-name="T58">e don’t do transfer from our </text:span>I<text:span text:style-name="T58">V</text:span>otingStrategy <text:span text:style-name="T58">contract to recipients initially, but </text:span><text:span text:style-name="T59">store </text:span><text:span text:style-name="T60">transfers in the round’s</text:span><text:span text:style-name="T59"> </text:span><text:span text:style-name="T60">Validium and release them to on-chain payment allowances at the round end. </text:span><text:span text:style-name="T62">We also do not store Voted events in vote() function, </text:span><text:span text:style-name="T63">instead we store </text:span><text:span text:style-name="T67">(in Validium) </text:span><text:span text:style-name="T133">the</text:span><text:span text:style-name="T64"> donation </text:span><text:span text:style-name="T133">specification </text:span><text:span text:style-name="T147">and dependencies</text:span><text:span text:style-name="T62">. </text:span><text:span text:style-name="T66">This contract will have also a function to distribute matching funds (that will </text:span><text:span text:style-name="T68">were</text:span><text:span text:style-name="T66"> placed on this contract address). </text:span><text:span text:style-name="T95">Actual distribution of funds (the sum of donated and matched) happens by calling a method of this contract.</text:span></text:p>
      <text:h text:style-name="P42" text:outline-level="1">Proposed modifications</text:h>
      <text:p text:style-name="P36">We may adjust matching funding of projects dependently <text:span text:style-name="T143">on</text:span> their programming language. For example, I prefer D and Rust languages and would vote for more funding for projects written in these languages.</text:p>
      <text:p text:style-name="P38">Can we allow <text:span text:style-name="T170">matching contributions</text:span> during donations period? <text:span text:style-name="T167">Maybe, use </text:span><text:span text:style-name="T170">staking instead of </text:span><text:span text:style-name="T167">irreversible payments? </text:span><text:span text:style-name="T168">[The irreversible payment would cause to pay only those who are generous to increase matching amount, because all the rest would not get their money back. Is this good or bad? </text:span><text:span text:style-name="T170">Staking seems economically not effective, because it locks funds against investing.</text:span><text:span text:style-name="T168">]</text:span></text:p>
      <text:h text:style-name="P43" text:outline-level="1">Deficiencies of This Algorithm</text:h>
      <text:p text:style-name="P20"><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83">User Data</text:span> Format</text:h>
      <text:p text:style-name="P15">User data is to be stored <text:span text:style-name="T84">in version control</text:span> in files</text:p>
      <text:p text:style-name="P14"><text:span text:style-name="T36">https://</text:span><text:span text:style-name="T34">github.com/</text:span><text:span text:style-name="T14">USER</text:span><text:span text:style-name="T34">/</text:span><text:span text:style-name="T14">USER</text:span><text:span text:style-name="T34">/.salaries-science/</text:span><text:span text:style-name="T83">accounts</text:span><text:span text:style-name="T34">.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1">).</text:span></text:p>
      <text:p text:style-name="P16">The file format is as follows:</text:p>
      <text:p text:style-name="Preformatted_20_Text">{</text:p>
      <text:p text:style-name="Preformatted_20_Text"><text:s text:c="2"/>"<text:span text:style-name="T85">evm</text:span>": <text:span text:style-name="T85">{</text:span></text:p>
      <text:p text:style-name="Preformatted_20_Text"><text:span text:style-name="T84"><text:s text:c="4"/>"</text:span><text:span text:style-name="T86">defaultA</text:span><text:span text:style-name="T84">ccount": "</text:span><text:span text:style-name="T88">0x36A0356d43EE4168ED24EFA1CAe3198708667ac0</text:span><text:span text:style-name="T84">",</text:span></text:p>
      <text:p text:style-name="Preformatted_20_Text"><text:span text:style-name="T84"><text:s text:c="4"/>"</text:span><text:span text:style-name="T86">defaultExpires</text:span><text:span text:style-name="T84">": "</text:span><text:span text:style-name="T87">2024-07-03T00:00:00</text:span><text:span text:style-name="T84">",</text:span></text:p>
      <text:p text:style-name="Preformatted_20_Text"><text:span text:style-name="T84"><text:s text:c="4"/></text:span><text:span text:style-name="T89">"chains:" </text:span><text:span text:style-name="T86">[</text:span></text:p>
      <text:p text:style-name="Preformatted_20_Text"><text:s text:c="6"/><text:span text:style-name="T86">{</text:span></text:p>
      <text:p text:style-name="Preformatted_20_Text"><text:s text:c="8"/>"<text:span text:style-name="T86">chainId</text:span>"<text:span text:style-name="T86">: 1,</text:span></text:p>
      <text:p text:style-name="Preformatted_20_Text"><text:s text:c="8"/>"<text:span text:style-name="T86">a</text:span>ccount": "<text:span text:style-name="T88">0x36A0356d43EE4168ED24EFA1CAe3198708667ac0</text:span>",</text:p>
      <text:p text:style-name="Preformatted_20_Text"><text:span text:style-name="T84"><text:s text:c="8"/>"</text:span><text:span text:style-name="T86">expires</text:span><text:span text:style-name="T84">": "</text:span><text:span text:style-name="T87">2024-07-03T00:00:00</text:span><text:span text:style-name="T84">"</text:span></text:p>
      <text:p text:style-name="Preformatted_20_Text"><text:s text:c="4"/><text:span text:style-name="T86">]</text:span></text:p>
      <text:p text:style-name="Preformatted_20_Text"><text:s text:c="2"/><text:span text:style-name="T85">}</text:span></text:p>
      <text:p text:style-name="Preformatted_20_Text">}</text:p>
      <text:p text:style-name="P17">To disable an account set its expiration date in the past e.g. to 0000-00-00T00:00:00.</text:p>
      <text:p text:style-name="P19">An account is considered enabled if its expiration date is above <text:span text:style-name="T203">the end of donation period</text:span>.</text:p>
      <text:h text:style-name="P45"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9:48:21.174954682</dc:date>
    <meta:editing-duration>P9DT22H59M43S</meta:editing-duration>
    <meta:editing-cycles>465</meta:editing-cycles>
    <meta:print-date>2023-02-12T12:44:00.277681410</meta:print-date>
    <meta:document-statistic meta:table-count="0" meta:image-count="0" meta:object-count="0" meta:page-count="1" meta:paragraph-count="127" meta:word-count="2941" meta:character-count="19025" meta:non-whitespace-character-count="16194"/>
  </office:meta>
</office:document-meta>
</file>